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80000061AF4732AAE0AF0C0E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style:font-name="Ubuntu" fo:font-size="10.5pt"/>
    </style:style>
    <style:style style:name="T2" style:family="text">
      <style:text-properties officeooo:rsid="001b76eb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man_start_page.png" text:anchor-type="paragraph" svg:width="210.01mm" svg:height="264.53mm" draw:z-index="0"><draw:image xlink:href="Pictures/10000201000004D80000061AF4732AAE0AF0C0E2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Ver. 0.<text:span text:style-name="T2">4</text:span> DRAFT – <text:span text:style-name="T1">04</text:span>/20<text:span text:style-name="T1">20</text:span></text:p>
            <text:p text:style-name="Frame_20_contents">www.envox.hr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Benutzerhandbuch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Benutzerhandbuch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6.2.4.2$Linux_X86_64 LibreOffice_project/2412653d852ce75f65fbfa83fb7e7b669a126d64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1" meta:character-count="135" meta:non-whitespace-character-count="119"/>
    <meta:user-defined meta:name="WebPublish_HTML_Profile">EEZ (HTML)</meta:user-defined>
  </office:meta>
</office:document-meta>
</file>